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5254" loext:opacity="100%" style:font-name="Calibri" fo:font-size="28pt" fo:language="es" fo:country="ES" fo:font-weight="bold" officeooo:rsid="003598bd" officeooo:paragraph-rsid="003598bd" style:font-size-asian="28pt" style:font-weight-asian="bold" style:font-size-complex="28pt" style:font-weight-complex="bold"/>
    </style:style>
    <style:style style:name="P3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P4" style:family="paragraph" style:parent-style-name="Table_20_Contents">
      <style:text-properties style:font-name="Calibri" fo:language="es" fo:country="ES" officeooo:rsid="001ce776" officeooo:paragraph-rsid="001ce776"/>
    </style:style>
    <style:style style:name="P5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15a9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7c96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transparen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b9de4" officeooo:paragraph-rsid="0040ed84" fo:background-color="transparen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0ed84" fo:background-color="transparen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b6056" fo:background-color="transparent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18c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970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21" style:family="paragraph" style:parent-style-name="Standard">
      <loext:graphic-properties draw:fill="solid" draw:fill-color="#ff5254" draw:opacity="100%"/>
      <style:paragraph-properties fo:line-height="150%" fo:background-color="#ff5254" fo:padding="0.0783in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22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0783in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23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0783in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479969" style:font-name-asian="Arial Unicode MS" style:font-size-asian="12pt" style:font-weight-asian="bold" style:font-name-complex="Arial Unicode MS" style:font-size-complex="12pt" style:font-weight-complex="bold"/>
    </style:style>
    <style:style style:name="P24" style:family="paragraph" style:parent-style-name="Standard"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25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1e2e5f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0ed84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b9de4" officeooo:paragraph-rsid="0040ed8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fo:font-style="italic" style:text-underline-style="none" officeooo:rsid="00544075" officeooo:paragraph-rsid="00544075" fo:background-color="transparent" style:font-size-asian="10pt" style:font-style-asian="italic" style:font-size-complex="10pt" style:font-style-complex="italic"/>
    </style:style>
    <style:style style:name="P2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7c96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Calibri" fo:font-size="11pt" fo:language="es" fo:country="ES" style:text-underline-style="none" officeooo:rsid="00506f66" officeooo:paragraph-rsid="00506f66" fo:background-color="transparent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Calibri" fo:font-size="11pt" fo:language="es" fo:country="ES" style:text-underline-style="none" officeooo:rsid="001e2e5f" officeooo:paragraph-rsid="0040ed84" fo:background-color="transparent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Calibri" fo:font-size="11pt" fo:language="es" fo:country="ES" style:text-underline-style="none" officeooo:rsid="001e2e5f" officeooo:paragraph-rsid="004b6056" fo:background-color="transparent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Calibri" fo:font-size="11pt" fo:language="es" fo:country="ES" style:text-underline-style="none" officeooo:rsid="001b9de4" officeooo:paragraph-rsid="0040ed84" fo:background-color="transparent" style:font-size-asian="11pt" style:font-size-complex="11pt"/>
    </style:style>
    <style:style style:name="P34" style:family="paragraph" style:parent-style-name="Standard">
      <style:text-properties fo:color="#000000" loext:opacity="100%" style:font-name="Calibri" fo:font-size="11pt" fo:language="es" fo:country="ES" style:text-underline-style="none" fo:font-weight="normal" officeooo:rsid="00506f66" officeooo:paragraph-rsid="00506f66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0783in" fo:border="0.06pt solid #000000"/>
      <style:text-properties fo:color="#ffffff" loext:opacity="100%" style:font-name="Calibri" fo:font-size="12pt" fo:language="es" fo:country="ES" fo:font-weight="bold" officeooo:rsid="0150d5ff" officeooo:paragraph-rsid="001e2e5f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style:font-name="Calibri" fo:language="es" fo:country="ES" officeooo:rsid="00506f66" officeooo:paragraph-rsid="00506f66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Calibri1" fo:font-size="11pt" fo:language="es" fo:country="ES" fo:font-style="normal" style:text-underline-style="none" fo:font-weight="normal" officeooo:rsid="0152d521" officeooo:paragraph-rsid="00418c4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Calibri" fo:font-size="11pt" fo:language="es" fo:country="ES" style:text-underline-style="none" officeooo:rsid="00506f66" officeooo:paragraph-rsid="0040ed84" fo:background-color="transparent" style:font-size-asian="11pt" style:font-size-complex="11pt"/>
    </style:style>
    <style:style style:name="T1" style:family="text">
      <style:text-properties officeooo:rsid="00218e9a"/>
    </style:style>
    <style:style style:name="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4" style:family="text">
      <style:text-properties fo:text-transform="uppercase" style:use-window-font-color="true" loext:opacity="0%" fo:background-color="#ffff00" loext:char-shading-value="0" style:font-name-asian="Arial Unicode MS" style:font-name-complex="Arial Unicode MS"/>
    </style:style>
    <style:style style:name="T5" style:family="text">
      <style:text-properties fo:text-transform="uppercase" style:use-window-font-color="true" loext:opacity="0%" officeooo:rsid="0042d0dd" fo:background-color="#ffff00" loext:char-shading-value="0" style:font-name-asian="Arial Unicode MS" style:font-name-complex="Arial Unicode MS"/>
    </style:style>
    <style:style style:name="T6" style:family="text">
      <style:text-properties fo:text-transform="uppercase" style:font-name-asian="Arial Unicode MS" style:font-name-complex="Arial Unicode MS"/>
    </style:style>
    <style:style style:name="T7" style:family="text">
      <style:text-properties fo:text-transform="uppercase" officeooo:rsid="004970b2" style:font-name-asian="Arial Unicode MS" style:font-name-complex="Arial Unicode MS"/>
    </style:style>
    <style:style style:name="T8" style:family="text">
      <style:text-properties fo:text-transform="uppercase" officeooo:rsid="0042d0dd" style:font-name-asian="Arial Unicode MS" style:font-name-complex="Arial Unicode MS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11" style:family="text">
      <style:text-properties style:use-window-font-color="true" loext:opacity="0%" fo:background-color="#ffff00" loext:char-shading-value="0"/>
    </style:style>
    <style:style style:name="T12" style:family="text">
      <style:text-properties style:use-window-font-color="true" loext:opacity="0%" officeooo:rsid="0045c57f" fo:background-color="#ffff00" loext:char-shading-value="0"/>
    </style:style>
    <style:style style:name="T13" style:family="text">
      <style:text-properties style:use-window-font-color="true" loext:opacity="0%" officeooo:rsid="004970b2" fo:background-color="#ffff00" loext:char-shading-value="0"/>
    </style:style>
    <style:style style:name="T14" style:family="text">
      <style:text-properties style:use-window-font-color="true" loext:opacity="0%" style:font-name="Calibri1" fo:font-style="normal" officeooo:rsid="0152d521" fo:background-color="#ffff00" loext:char-shading-value="0" style:font-style-asian="normal" style:font-style-complex="normal"/>
    </style:style>
    <style:style style:name="T15" style:family="text">
      <style:text-properties style:font-name="Calibri1" fo:font-style="normal" fo:font-weight="normal" officeooo:rsid="0152d52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Calibri1" fo:font-style="normal" officeooo:rsid="0045c57f" style:font-style-asian="normal" style:font-style-complex="normal"/>
    </style:style>
    <style:style style:name="T17" style:family="text">
      <style:text-properties style:font-name="Calibri1" fo:font-style="normal" officeooo:rsid="00479969" style:font-style-asian="normal" style:font-style-complex="normal"/>
    </style:style>
    <style:style style:name="T18" style:family="text">
      <style:text-properties style:font-name="Calibri1" fo:font-style="normal" officeooo:rsid="0152d521" style:font-style-asian="normal" style:font-style-complex="normal"/>
    </style:style>
    <style:style style:name="T19" style:family="text">
      <style:text-properties style:font-name="Calibri1" fo:font-style="normal" officeooo:rsid="004b6056" style:font-style-asian="normal" style:font-style-complex="normal"/>
    </style:style>
    <style:style style:name="T20" style:family="text">
      <style:text-properties officeooo:rsid="00418c40"/>
    </style:style>
    <style:style style:name="T21" style:family="text">
      <style:text-properties officeooo:rsid="0043c885"/>
    </style:style>
    <style:style style:name="T22" style:family="text">
      <style:text-properties officeooo:rsid="0045c57f"/>
    </style:style>
    <style:style style:name="T23" style:family="text">
      <style:text-properties officeooo:rsid="004970b2"/>
    </style:style>
    <style:style style:name="T24" style:family="text">
      <style:text-properties officeooo:rsid="004b6056"/>
    </style:style>
    <style:style style:name="T25" style:family="text">
      <style:text-properties officeooo:rsid="004d5c43"/>
    </style:style>
    <style:style style:name="T26" style:family="text">
      <style:text-properties officeooo:rsid="00506f66"/>
    </style:style>
    <style:style style:name="T27" style:family="text">
      <style:text-properties officeooo:rsid="00534bfd"/>
    </style:style>
    <style:style style:name="T28" style:family="text">
      <style:text-properties officeooo:rsid="005526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3" text:name="Tema"/>
      </text:user-field-decls>
      <text:p text:style-name="P21"><text:span text:style-name="T11">[</text:span><text:span text:style-name="T13">2</text:span><text:span text:style-name="T11"> punto</text:span><text:span text:style-name="T13">S</text:span><text:span text:style-name="T11">]</text:span> <text:span text:style-name="T23">PROGRAMA</text:span><text:span text:style-name="T20"> 1</text:span></text:p>
      <text:p text:style-name="P15"/>
      <text:p text:style-name="P16">a) Crea el procedimiento pListarPoliticosDietas_porLetrayTipo</text:p>
      <text:p text:style-name="P37">DROP PROCEDURE IF EXISTS pListarPoliticosDietas_porLetrayTipo;</text:p>
      <text:p text:style-name="P37">DELIMITER $$</text:p>
      <text:p text:style-name="P37">CREATE PROCEDURE pListarPoliticosDietas_porLetrayTipo (</text:p>
      <text:p text:style-name="P37"><text:tab/>IN letraConcepto CHAR,</text:p>
      <text:p text:style-name="P37"><text:tab/>IN tipoPolitico VARCHAR(2),</text:p>
      <text:p text:style-name="P37"><text:tab/>OUT numResultados INTEGER)</text:p>
      <text:p text:style-name="P37">BEGIN</text:p>
      <text:p text:style-name="P37"><text:tab/>DECLARE countCA INTEGER;</text:p>
      <text:p text:style-name="P37"><text:tab/>DECLARE countCO INTEGER;</text:p>
      <text:p text:style-name="P37"><text:tab/></text:p>
      <text:p text:style-name="P37"><text:tab/>IF (tipoPolitico NOT IN('CA', 'CO'))</text:p>
      <text:p text:style-name="P37"><text:tab/><text:tab/>THEN</text:p>
      <text:p text:style-name="P37"><text:tab/><text:tab/><text:tab/>SIGNAL SQLSTATE '45000' SET MESSAGE_TEXT = 'Parámetros inesperados\n*****\n====&gt; Mensaje de error.\n*****\n'; </text:p>
      <text:p text:style-name="P37"><text:tab/>END IF;</text:p>
      <text:p text:style-name="P37"><text:tab/></text:p>
      <text:p text:style-name="P37"><text:tab/>CASE</text:p>
      <text:p text:style-name="P37"><text:tab/><text:tab/>WHEN tipoPolitico = 'CA' THEN</text:p>
      <text:p text:style-name="P37"><text:tab/><text:tab/><text:tab/>SELECT DISTINCT CA.dni_pol AS DNI, P.nombre AS Nombre, P.apellidos AS Apellidos</text:p>
      <text:p text:style-name="P37"><text:tab/><text:tab/><text:tab/>FROM cargo CA, politico P, cobrar C</text:p>
      <text:p text:style-name="P37"><text:tab/><text:tab/><text:tab/>WHERE CA.dni_pol = P.dni_pol AND C.dni_pol = CA.dni_pol AND </text:p>
      <text:p text:style-name="P37"><text:tab/><text:tab/><text:tab/>C.concepto LIKE CONCAT(letraConcepto, '%')</text:p>
      <text:p text:style-name="P37"><text:tab/><text:tab/><text:tab/>ORDER BY P.nombre, P.apellidos;</text:p>
      <text:p text:style-name="P37"><text:tab/><text:tab/><text:tab/></text:p>
      <text:p text:style-name="P37"><text:tab/><text:tab/><text:tab/>SELECT COUNT(DISTINCT CA.dni_pol) INTO countC<text:span text:style-name="T28">A</text:span></text:p>
      <text:p text:style-name="P37"><text:tab/><text:tab/><text:tab/>FROM cargo CA, politico P, cobrar C</text:p>
      <text:p text:style-name="P37"><text:tab/><text:tab/><text:tab/>WHERE CA.dni_pol = P.dni_pol AND C.dni_pol = CA.dni_pol AND </text:p>
      <text:p text:style-name="P37"><text:tab/><text:tab/><text:tab/>C.concepto LIKE CONCAT(letraConcepto, '%')</text:p>
      <text:p text:style-name="P37"><text:tab/><text:tab/><text:tab/>ORDER BY P.nombre, P.apellidos;</text:p>
      <text:p text:style-name="P37"><text:tab/><text:tab/></text:p>
      <text:p text:style-name="P37"><text:tab/><text:tab/><text:tab/>SET numResultados = countCA;</text:p>
      <text:p text:style-name="P37"/>
      <text:p text:style-name="P37"><text:tab/><text:tab/>WHEN tipoPolitico = 'CO' THEN</text:p>
      <text:p text:style-name="P37"><text:tab/><text:tab/><text:tab/>SELECT DISTINCT CO.dni_pol AS DNI, P.nombre AS Nombre, P.apellidos AS Apellidos</text:p>
      <text:p text:style-name="P37"><text:tab/><text:tab/><text:tab/>FROM concejal CO, politico P, cobrar C</text:p>
      <text:p text:style-name="P37"><text:tab/><text:tab/><text:tab/>WHERE CO.dni_pol = P.dni_pol AND C.dni_pol = CO.dni_pol AND </text:p>
      <text:p text:style-name="P37"><text:tab/><text:tab/><text:tab/>C.concepto LIKE CONCAT(letraConcepto, '%')</text:p>
      <text:p text:style-name="P37"><text:tab/><text:tab/><text:tab/>ORDER BY P.nombre, P.apellidos;</text:p>
      <text:p text:style-name="P37"><text:tab/><text:tab/><text:tab/></text:p>
      <text:p text:style-name="P37"><text:tab/><text:tab/><text:tab/>SELECT COUNT(DISTINCT CO.dni_pol) INTO countCO</text:p>
      <text:p text:style-name="P37"><text:tab/><text:tab/><text:tab/>FROM cargo CO, politico P, cobrar C</text:p>
      <text:p text:style-name="P37"><text:tab/><text:tab/><text:tab/>WHERE CO.dni_pol = P.dni_pol AND C.dni_pol = CO.dni_pol AND </text:p>
      <text:p text:style-name="P37"><text:tab/><text:tab/><text:tab/>C.concepto LIKE CONCAT(letraConcepto, '%')</text:p>
      <text:p text:style-name="P37"><text:tab/><text:tab/><text:tab/>ORDER BY P.nombre, P.apellidos;</text:p>
      <text:p text:style-name="P37"><text:tab/><text:tab/><text:tab/><text:tab/><text:tab/><text:tab/></text:p>
      <text:p text:style-name="P37"><text:tab/><text:tab/><text:tab/>SET numResultados = countCO;</text:p>
      <text:p text:style-name="P37"><text:tab/><text:tab/><text:tab/></text:p>
      <text:p text:style-name="P37"><text:soft-page-break/><text:tab/>END CASE;</text:p>
      <text:p text:style-name="P37">END$$</text:p>
      <text:p text:style-name="P37">DELIMITER 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/>
      <text:p text:style-name="P6"/>
      <text:p text:style-name="P24"/>
      <text:p text:style-name="P35"><text:span text:style-name="T4">[</text:span><text:span text:style-name="T5">2</text:span><text:span text:style-name="T4"> puntos]</text:span><text:span text:style-name="T6"> </text:span><text:span text:style-name="T7">PROGRAMA</text:span><text:span text:style-name="T8"> 2</text:span></text:p>
      <text:p text:style-name="P17">a) Crea la función fNumCobrosDieta</text:p>
      <text:p text:style-name="P38">DROP FUNCTION IF EXISTS fNumCobrosDieta;</text:p>
      <text:p text:style-name="P38">DELIMITER $$</text:p>
      <text:p text:style-name="P38">CREATE FUNCTION fNumCobrosDieta(</text:p>
      <text:p text:style-name="P38"><text:tab/>conceptoEntrada VARCHAR(30))</text:p>
      <text:p text:style-name="P38">RETURNS INTEGER</text:p>
      <text:p text:style-name="P38"><text:span text:style-name="T27">NOT </text:span>DETERMINISTIC</text:p>
      <text:p text:style-name="P38">READS SQL DATA </text:p>
      <text:p text:style-name="P38">BEGIN </text:p>
      <text:p text:style-name="P38"><text:tab/>DECLARE numeroCobros INTEGER;</text:p>
      <text:p text:style-name="P38"><text:tab/></text:p>
      <text:p text:style-name="P38"><text:tab/>SELECT COUNT(C.dni_pol) INTO numeroCobros</text:p>
      <text:p text:style-name="P38"><text:tab/>FROM cobrar C, dieta D</text:p>
      <text:p text:style-name="P38"><text:tab/>WHERE D.concepto = C.concepto AND D.concepto = conceptoEntrada;</text:p>
      <text:p text:style-name="P38"><text:tab/></text:p>
      <text:p text:style-name="P38"><text:tab/>RETURN numeroCobros;</text:p>
      <text:p text:style-name="P38">END$$</text:p>
      <text:p text:style-name="P38">DELIMITER ;</text:p>
      <text:p text:style-name="P17"/>
      <text:p text:style-name="P17"/>
      <text:p text:style-name="P19">b) Crea la función fImporteCobrosDieta</text:p>
      <text:p text:style-name="P38">DROP FUNCTION IF EXISTS fImporteCobrosDieta;</text:p>
      <text:p text:style-name="P38">DELIMITER $$</text:p>
      <text:p text:style-name="P38">CREATE FUNCTION fImporteCobrosDieta(</text:p>
      <text:p text:style-name="P38"><text:tab/>conceptoEntrada VARCHAR(30))</text:p>
      <text:p text:style-name="P38">RETURNS INTEGER</text:p>
      <text:p text:style-name="P38">NOT DETERMINISTIC</text:p>
      <text:p text:style-name="P38">READS SQL DATA </text:p>
      <text:p text:style-name="P38">BEGIN</text:p>
      <text:p text:style-name="P38"><text:tab/>DECLARE importeCobros INTEGER;</text:p>
      <text:p text:style-name="P38"><text:tab/></text:p>
      <text:p text:style-name="P38"><text:tab/>SELECT SUM(C.importe) INTO importeCobros</text:p>
      <text:p text:style-name="P38"><text:tab/>FROM cobrar C, dieta D</text:p>
      <text:p text:style-name="P38"><text:tab/>WHERE D.concepto = C.concepto AND D.concepto = conceptoEntrada;</text:p>
      <text:p text:style-name="P38"/>
      <text:p text:style-name="P38"><text:tab/>RETURN importeCobros;</text:p>
      <text:p text:style-name="P38">END$$</text:p>
      <text:p text:style-name="P38">DELIMITER ;</text:p>
      <text:p text:style-name="P11"/>
      <text:p text:style-name="P25"/>
      <text:p text:style-name="P8"/>
      <text:p text:style-name="P8"/>
      <text:p text:style-name="P8"/>
      <text:p text:style-name="P8"/>
      <text:p text:style-name="P8"/>
      <text:p text:style-name="P8"/>
      <text:p text:style-name="P22"><text:span text:style-name="T11">[</text:span><text:span text:style-name="T12">2</text:span><text:span text:style-name="T11"> punto</text:span><text:span text:style-name="T12">S</text:span><text:span text:style-name="T11">]</text:span> <text:span text:style-name="T24">PROGRAMA</text:span><text:span text:style-name="T21"> 3</text:span></text:p>
      <text:p text:style-name="P12"/>
      <text:p text:style-name="P18">a) Crea el trigger tComprobarFechaReunion</text:p>
      <text:p text:style-name="P12"/>
      <text:p text:style-name="P33">DROP TRIGGER IF EXISTS tComprobarFechaReunion;</text:p>
      <text:p text:style-name="P33">DELIMITER $$</text:p>
      <text:p text:style-name="P33">CREATE TRIGGER tComprobarFechaReunion</text:p>
      <text:p text:style-name="P33">BEFORE INSERT ON reunion</text:p>
      <text:p text:style-name="P33">FOR EACH ROW</text:p>
      <text:p text:style-name="P33">BEGIN</text:p>
      <text:p text:style-name="P33"><text:tab/>IF (NEW.fcelebracion &lt;= NOW())</text:p>
      <text:p text:style-name="P33"><text:tab/><text:tab/>THEN</text:p>
      <text:p text:style-name="P33"><text:tab/><text:tab/><text:tab/>SIGNAL SQLSTATE '45000' SET MESSAGE_TEXT = 'Operación no permitida\n*****\n====&gt; Mensaje de error.\n*****\n';</text:p>
      <text:p text:style-name="P33"><text:tab/>END IF;</text:p>
      <text:p text:style-name="P33">END$$</text:p>
      <text:p text:style-name="P33">DELIMITER ;</text:p>
      <text:p text:style-name="P12"/>
      <text:p text:style-name="P12"/>
      <text:p text:style-name="P12"/>
      <text:p text:style-name="P28">* Se podría usar también CURDATE() en lugar de NOW(), si no queremos tener en cuenta la hora, además de la fecha (como ocurre con NOW())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/>
      <text:p text:style-name="P20"/>
      <text:p text:style-name="P9"/>
      <text:p text:style-name="P8"/>
      <text:p text:style-name="P22"><text:span text:style-name="T11">[2 puntos]</text:span> <text:span text:style-name="T24">PROGRAMA</text:span><text:span text:style-name="T22"> 4</text:span></text:p>
      <text:p text:style-name="P13"/>
      <text:p text:style-name="P13"><text:span text:style-name="T24">a) </text:span>Crea el trigger necesario para prevenir inserciones incorrectas en Cargo</text:p>
      <text:p text:style-name="P13"/>
      <text:p text:style-name="P31">DROP TRIGGER IF EXISTS tComprobarCargo;</text:p>
      <text:p text:style-name="P31">DELIMITER $$</text:p>
      <text:p text:style-name="P31">CREATE TRIGGER tComprobarCargo</text:p>
      <text:p text:style-name="P31">BEFORE INSERT ON cargo</text:p>
      <text:p text:style-name="P31">FOR EACH ROW</text:p>
      <text:p text:style-name="P31">BEGIN</text:p>
      <text:p text:style-name="P31"><text:tab/>IF EXISTS(SELECT 1 FROM concejal WHERE dni_pol = NEW.dni_pol)</text:p>
      <text:p text:style-name="P31"><text:tab/><text:tab/>THEN</text:p>
      <text:p text:style-name="P31"><text:tab/><text:tab/><text:tab/>SIGNAL SQLSTATE '45000' SET MESSAGE_TEXT = 'Operación no permitida\n*****\n====&gt; Mensaje de error.\n*****\n';</text:p>
      <text:p text:style-name="P31"><text:tab/>END IF;</text:p>
      <text:p text:style-name="P31">END$$</text:p>
      <text:p text:style-name="P31">DELIMITER ;</text:p>
      <text:p text:style-name="P13"/>
      <text:p text:style-name="P13"/>
      <text:p text:style-name="P13"/>
      <text:p text:style-name="P13"/>
      <text:p text:style-name="P14"><text:span text:style-name="T24">b) </text:span>Crea el trigger necesario para prevenir inserciones incorrectas en Concejal</text:p>
      <text:p text:style-name="P14"/>
      <text:p text:style-name="P32">DROP TRIGGER IF EXISTS tComprobarConcejal;</text:p>
      <text:p text:style-name="P32">DELIMITER $$</text:p>
      <text:p text:style-name="P32">CREATE TRIGGER tComprobarConcejal</text:p>
      <text:p text:style-name="P32">BEFORE INSERT ON concejal</text:p>
      <text:p text:style-name="P32">FOR EACH ROW</text:p>
      <text:p text:style-name="P32">BEGIN</text:p>
      <text:p text:style-name="P32"><text:tab/>IF EXISTS(SELECT 1 FROM cargo WHERE dni_pol = NEW.dni_pol)</text:p>
      <text:p text:style-name="P32"><text:tab/><text:tab/>THEN</text:p>
      <text:p text:style-name="P32"><text:tab/><text:tab/><text:tab/>SIGNAL SQLSTATE '45000' SET MESSAGE_TEXT = 'Operación no permitida\n*****\n====&gt; Mensaje de error.\n*****\n';</text:p>
      <text:p text:style-name="P32"><text:tab/>END IF;</text:p>
      <text:p text:style-name="P32">END$$</text:p>
      <text:p text:style-name="P32">DELIMITER ;</text:p>
      <text:p text:style-name="P14"/>
      <text:p text:style-name="P14"/>
      <text:p text:style-name="P14"/>
      <text:p text:style-name="P14"/>
      <text:p text:style-name="P14"/>
      <text:p text:style-name="P14"/>
      <text:p text:style-name="P23"><text:span text:style-name="T14">[2 puntos]</text:span><text:span text:style-name="T18"> </text:span><text:span text:style-name="T19">PROGRAMA</text:span><text:span text:style-name="T16"> </text:span><text:span text:style-name="T17">5</text:span></text:p>
      <text:p text:style-name="P13"/>
      <text:p text:style-name="P13"><text:span text:style-name="T25">a) </text:span>Crea el trigger necesario para prevenir borrados de ASESOR</text:p>
      <text:p text:style-name="P13"/>
      <text:p text:style-name="P30">DROP TRIGGER IF EXISTS tBefore_delete_asesor;</text:p>
      <text:p text:style-name="P30">DELIMITER $$</text:p>
      <text:p text:style-name="P30">CREATE TRIGGER tBefore_delete_asesor</text:p>
      <text:p text:style-name="P30">BEFORE DELETE ON asesor</text:p>
      <text:p text:style-name="P30">FOR EACH ROW</text:p>
      <text:p text:style-name="P30">BEGIN</text:p>
      <text:p text:style-name="P30"/>
      <text:p text:style-name="P30"><text:tab/>IF ((SELECT COUNT(*)</text:p>
      <text:p text:style-name="P30"><text:tab/><text:tab/>FROM asesor</text:p>
      <text:p text:style-name="P30"><text:tab/><text:tab/>WHERE dni_pol = OLD.dni_pol) = 1)</text:p>
      <text:p text:style-name="P30"/>
      <text:p text:style-name="P30"><text:tab/>THEN</text:p>
      <text:p text:style-name="P30"><text:tab/><text:tab/>SIGNAL SQLSTATE '45000' SET MESSAGE_TEXT = 'Operación no permitida\n*****\n====&gt; Mensaje de error.\n*****\n'; </text:p>
      <text:p text:style-name="P30"/>
      <text:p text:style-name="P30"><text:tab/>END IF;</text:p>
      <text:p text:style-name="P30"/>
      <text:p text:style-name="P30">END$$</text:p>
      <text:p text:style-name="P30">DELIMITER ;</text:p>
      <text:p text:style-name="P31"/>
      <text:p text:style-name="P13"/>
      <text:p text:style-name="P13"><text:span text:style-name="T25">b) C</text:span>rea el trigger necesario para prevenir actualizaciones del campo "dni_pol" de la tabla ASESOR</text:p>
      <text:p text:style-name="P10"/>
      <text:p text:style-name="P34">DROP TRIGGER IF EXISTS tBefore_update_asesor;</text:p>
      <text:p text:style-name="P34">DELIMITER $$</text:p>
      <text:p text:style-name="P34">CREATE TRIGGER tBefore_update_asesor</text:p>
      <text:p text:style-name="P34">BEFORE UPDATE ON asesor</text:p>
      <text:p text:style-name="P34">FOR EACH ROW</text:p>
      <text:p text:style-name="P34">BEGIN</text:p>
      <text:p text:style-name="P34"/>
      <text:p text:style-name="P34">IF (OLD.dni_pol &lt;&gt; NEW.dni_pol)</text:p>
      <text:p text:style-name="P34"/>
      <text:p text:style-name="P34">AND</text:p>
      <text:p text:style-name="P34"><text:tab/>((SELECT COUNT(*)</text:p>
      <text:p text:style-name="P34"><text:tab/>FROM asesor</text:p>
      <text:p text:style-name="P34"><text:tab/>WHERE dni_pol = OLD.dni_pol) = 1)</text:p>
      <text:p text:style-name="P34"/>
      <text:p text:style-name="P34">THEN</text:p>
      <text:p text:style-name="P34"><text:tab/>SIGNAL SQLSTATE '45000' SET MESSAGE_TEXT = 'Operación no permitida\n*****\n====&gt; Mensaje de error.\n*****\n'; </text:p>
      <text:p text:style-name="P34"/>
      <text:p text:style-name="P34">END IF;</text:p>
      <text:p text:style-name="P34"/>
      <text:p text:style-name="P34">END$$</text:p>
      <text:p text:style-name="P34">DELIMITER ;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year/>
      <number:month number:style="long"/>
      <number:day number:style="long"/>
    </number:date-style>
    <number:time-style style:name="N130">
      <number:hours number:style="long"/>
      <number:minutes number:style="long"/>
    </number:time-style>
    <number:date-style style:name="N10111" number:language="es" number:country="ES">
      <number:year/>
      <number:month number:style="long"/>
      <number:day number:style="long"/>
    </number:date-style>
    <number:time-style style:name="N10112" number:language="es" number:country="ES">
      <number:hours number:style="long"/>
      <number:minutes number:style="long"/>
    </number:tim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6931in" table:align="margins" fo:background-color="transparent">
        <style:background-image/>
      </style:table-properties>
    </style:style>
    <style:style style:name="Tabla2.A" style:family="table-column">
      <style:table-column-properties style:column-width="3.425in" style:rel-column-width="33535*"/>
    </style:style>
    <style:style style:name="Tabla2.B" style:family="table-column">
      <style:table-column-properties style:column-width="1.966in" style:rel-column-width="19249*"/>
    </style:style>
    <style:style style:name="Tabla2.C" style:family="table-column">
      <style:table-column-properties style:column-width="1.3021in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396in" fo:border="none" style:writing-mode="page"/>
    </style:style>
    <style:style style:name="Tabla2.C1" style:family="table-cell">
      <style:table-cell-properties style:vertical-align="middle" fo:padding="0.0396in" fo:border="none" style:writing-mode="page"/>
    </style:style>
    <style:style style:name="MP1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ff5254" loext:opacity="100%" style:font-name="Calibri" fo:font-size="28pt" fo:language="es" fo:country="ES" fo:font-weight="bold" officeooo:rsid="003598bd" officeooo:paragraph-rsid="003598bd" style:font-size-asian="28pt" style:font-weight-asian="bold" style:font-size-complex="28pt" style:font-weight-complex="bold"/>
    </style:style>
    <style:style style:name="MP3" style:family="paragraph" style:parent-style-name="Table_20_Contents">
      <style:text-properties style:font-name="Calibri" fo:language="es" fo:country="ES" officeooo:rsid="001ce776" officeooo:paragraph-rsid="001ce776"/>
    </style:style>
    <style:style style:name="MP4" style:family="paragraph" style:parent-style-name="Table_20_Contents">
      <style:text-properties style:font-name="Calibri" fo:language="es" fo:country="ES" officeooo:rsid="00506f66" officeooo:paragraph-rsid="00506f66"/>
    </style:style>
    <style:style style:name="MP5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6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MT1" style:family="text">
      <style:text-properties officeooo:rsid="00506f66"/>
    </style:style>
    <style:style style:name="MT2" style:family="text">
      <style:text-properties officeooo:rsid="00218e9a"/>
    </style:style>
    <style:style style:name="MT3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4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5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6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APELLIDOS, NOMBRE / COGNOMS, NOM</text:p>
            </table:table-cell>
            <table:table-cell table:style-name="Tabla2.A1" office:value-type="string">
              <text:p text:style-name="MP1">DNI / NIE</text:p>
            </table:table-cell>
            <table:table-cell table:style-name="Tabla2.C1" table:number-rows-spanned="2" office:value-type="string">
              <text:p text:style-name="MP2">A</text:p>
            </table:table-cell>
          </table:table-row>
          <table:table-row table:style-name="Tabla2.1">
            <table:table-cell table:style-name="Tabla2.A1" office:value-type="string">
              <text:p text:style-name="MP3"><text:span text:style-name="MT1">López</text:span><text:span text:style-name="MT2"> </text:span><text:span text:style-name="MT1">Morató</text:span>, <text:span text:style-name="MT1">Marta</text:span></text:p>
            </table:table-cell>
            <table:table-cell table:style-name="Tabla2.A1" office:value-type="string">
              <text:p text:style-name="MP4">73590823T</text:p>
            </table:table-cell>
            <table:covered-table-cell table:style-name="Tabla2.C1"/>
          </table:table-row>
        </table:table>
        <text:p text:style-name="MP5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3" text:name="Tema"/>
        </text:user-field-decls>
        <text:p text:style-name="MP6"><text:span text:style-name="MT3">DAW/</text:span><text:span text:style-name="MT4">dam</text:span><text:span text:style-name="MT5"> - </text:span><text:span text:style-name="MT6"><text:user-field-get text:name="Modulo">BASES DE DATOS</text:user-field-get></text:span><text:span text:style-name="MT6"><text:s text:c="36"/></text:span><text:span text:style-name="MT6"><text:user-field-get text:name="Tema">ACTIVIDAD EVALUABLE 3</text:user-field-get></text:span><text:span text:style-name="MT6"><text:tab/></text:span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4-03-16T12:21:18.962000000</dc:date>
    <meta:editing-duration>PT3H44M2S</meta:editing-duration>
    <meta:editing-cycles>50</meta:editing-cycles>
    <meta:generator>LibreOffice/7.6.2.1$Windows_X86_64 LibreOffice_project/56f7684011345957bbf33a7ee678afaf4d2ba333</meta:generator>
    <meta:document-statistic meta:table-count="1" meta:image-count="0" meta:object-count="0" meta:page-count="6" meta:paragraph-count="168" meta:word-count="662" meta:character-count="4932" meta:non-whitespace-character-count="4230"/>
  </office:meta>
</office:document-meta>
</file>